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25cm" fo:min-width="0.398cm"/>
      <style:paragraph-properties style:writing-mode="lr-tb"/>
    </style:style>
    <style:style style:name="gr2" style:family="graphic" style:parent-style-name="standard">
      <style:graphic-properties draw:fill-color="#b2b2b2" draw:textarea-horizontal-align="justify" draw:textarea-vertical-align="middle" draw:auto-grow-height="false" fo:min-height="0.425cm" fo:min-width="0.398cm"/>
      <style:paragraph-properties style:writing-mode="lr-tb"/>
    </style:style>
    <style:style style:name="gr3" style:family="graphic" style:parent-style-name="standard">
      <style:graphic-properties draw:fill-color="#ed4c05" draw:textarea-horizontal-align="justify" draw:textarea-vertical-align="middle" draw:auto-grow-height="false" fo:min-height="0.425cm" fo:min-width="0.398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425cm" fo:min-width="0.398cm"/>
      <style:paragraph-properties style:writing-mode="lr-tb"/>
    </style:style>
    <style:style style:name="gr5" style:family="graphic" style:parent-style-name="objectwithoutfill">
      <style:graphic-properties draw:marker-end="Arrowheads_20_11" draw:marker-end-width="0.3cm" draw:fill="none" draw:textarea-vertical-align="middle"/>
    </style:style>
    <style:style style:name="gr6" style:family="graphic" style:parent-style-name="objectwithoutfill">
      <style:graphic-properties draw:marker-end="Arrowheads_20_12" draw:marker-end-width="0.3cm" draw:fill="none" draw:textarea-vertical-align="middle"/>
    </style:style>
    <style:style style:name="gr7" style:family="graphic" style:parent-style-name="objectwithoutfill">
      <style:graphic-properties draw:marker-end="Arrowheads_20_13" draw:marker-end-width="0.3cm" draw:fill="none" draw:textarea-vertical-align="middle"/>
    </style:style>
    <style:style style:name="gr8" style:family="graphic" style:parent-style-name="objectwithoutfill">
      <style:graphic-properties draw:marker-end="Arrowheads_20_14" draw:marker-end-width="0.3cm" draw:fill="none" draw:textarea-vertical-align="middle"/>
    </style:style>
    <style:style style:name="gr9" style:family="graphic" style:parent-style-name="objectwithoutfill">
      <style:graphic-properties draw:marker-end="Arrowheads_20_15" draw:marker-end-width="0.3cm" draw:fill="none" draw:textarea-vertical-align="middle"/>
    </style:style>
    <style:style style:name="gr10" style:family="graphic" style:parent-style-name="objectwithoutfill">
      <style:graphic-properties draw:marker-end="Arrowheads_20_17" draw:marker-end-width="0.3cm" draw:fill="none" draw:textarea-vertical-align="middle"/>
    </style:style>
    <style:style style:name="gr11" style:family="graphic" style:parent-style-name="objectwithoutfill">
      <style:graphic-properties draw:marker-end="Arrowheads_20_18" draw:marker-end-width="0.3cm" draw:fill="none" draw:textarea-vertical-align="middle"/>
    </style:style>
    <style:style style:name="gr12" style:family="graphic" style:parent-style-name="objectwithoutfill">
      <style:graphic-properties draw:marker-end="Arrowheads_20_19" draw:marker-end-width="0.3cm" draw:fill="none" draw:textarea-vertical-align="middle"/>
    </style:style>
    <style:style style:name="gr13" style:family="graphic" style:parent-style-name="objectwithoutfill">
      <style:graphic-properties draw:marker-end="Arrowheads_20_20" draw:marker-end-width="0.3cm" draw:fill="none" draw:textarea-vertical-align="middle"/>
    </style:style>
    <style:style style:name="gr14" style:family="graphic" style:parent-style-name="objectwithoutfill">
      <style:graphic-properties draw:marker-end="Arrowheads_20_21" draw:marker-end-width="0.3cm" draw:fill="none" draw:textarea-vertical-align="middle"/>
    </style:style>
    <style:style style:name="gr15" style:family="graphic" style:parent-style-name="standard">
      <style:graphic-properties draw:fill-color="#b2b2b2" draw:textarea-horizontal-align="justify" draw:textarea-vertical-align="middle" draw:auto-grow-height="false" fo:min-height="0.425cm" fo:min-width="0.624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425cm" fo:min-width="0.624cm"/>
      <style:paragraph-properties style:writing-mode="lr-tb"/>
    </style:style>
    <style:style style:name="gr17" style:family="graphic" style:parent-style-name="standard">
      <style:graphic-properties draw:fill-color="#ed4c05" draw:textarea-horizontal-align="justify" draw:textarea-vertical-align="middle" draw:auto-grow-height="false" fo:min-height="0.425cm" fo:min-width="0.624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425cm" fo:min-width="0.625cm"/>
      <style:paragraph-properties style:writing-mode="lr-tb"/>
    </style:style>
    <style:style style:name="gr19" style:family="graphic" style:parent-style-name="objectwithoutfill">
      <style:graphic-properties draw:marker-end="Arrowheads_20_22" draw:marker-end-width="0.3cm" draw:fill="none" draw:textarea-vertical-align="middle"/>
    </style:style>
    <style:style style:name="gr20" style:family="graphic" style:parent-style-name="objectwithoutfill">
      <style:graphic-properties draw:marker-end="Arrowheads_20_24" draw:marker-end-width="0.3cm" draw:fill="none" draw:textarea-vertical-align="middle"/>
    </style:style>
    <style:style style:name="gr21" style:family="graphic" style:parent-style-name="objectwithoutfill">
      <style:graphic-properties draw:marker-end="Arrowheads_20_28" draw:marker-end-width="0.3cm" draw:fill="none" draw:textarea-vertical-align="middle"/>
    </style:style>
    <style:style style:name="gr22" style:family="graphic" style:parent-style-name="objectwithoutfill">
      <style:graphic-properties draw:marker-end="Arrowheads_20_29" draw:marker-end-width="0.3cm" draw:fill="none" draw:textarea-vertical-align="middle"/>
    </style:style>
    <style:style style:name="gr23" style:family="graphic" style:parent-style-name="objectwithoutfill">
      <style:graphic-properties draw:marker-end="Arrowheads_20_30" draw:marker-end-width="0.3cm" draw:fill="none" draw:textarea-vertical-align="middle"/>
    </style:style>
    <style:style style:name="gr24" style:family="graphic" style:parent-style-name="objectwithoutfill">
      <style:graphic-properties draw:marker-end="Arrowheads_20_31" draw:marker-end-width="0.3cm" draw:fill="none" draw:textarea-vertical-align="middle"/>
    </style:style>
    <style:style style:name="gr25" style:family="graphic" style:parent-style-name="objectwithoutfill">
      <style:graphic-properties draw:marker-end="Arrowheads_20_32" draw:marker-end-width="0.3cm" draw:fill="none" draw:textarea-vertical-align="middle"/>
    </style:style>
    <style:style style:name="gr26" style:family="graphic" style:parent-style-name="objectwithoutfill">
      <style:graphic-properties draw:marker-end="Arrowheads_20_33" draw:marker-end-width="0.3cm" draw:fill="none" draw:textarea-vertical-align="middle"/>
    </style:style>
    <style:style style:name="gr27" style:family="graphic" style:parent-style-name="objectwithoutfill">
      <style:graphic-properties draw:marker-end="Arrowheads_20_34" draw:marker-end-width="0.3cm" draw:fill="none" draw:textarea-vertical-align="middle"/>
    </style:style>
    <style:style style:name="gr28" style:family="graphic" style:parent-style-name="objectwithoutfill">
      <style:graphic-properties draw:marker-end="Arrowheads_20_35" draw:marker-end-width="0.3cm" draw:fill="none" draw:textarea-vertical-align="middle"/>
    </style:style>
    <style:style style:name="gr29" style:family="graphic" style:parent-style-name="objectwithoutfill">
      <style:graphic-properties draw:marker-end="Arrowheads_20_36" draw:marker-end-width="0.3cm" draw:fill="none" draw:textarea-vertical-align="middle"/>
    </style:style>
    <style:style style:name="gr30" style:family="graphic" style:parent-style-name="objectwithoutfill">
      <style:graphic-properties draw:marker-end="Arrowheads_20_37" draw:marker-end-width="0.3cm" draw:fill="none" draw:textarea-vertical-align="middle"/>
    </style:style>
    <style:style style:name="gr31" style:family="graphic" style:parent-style-name="objectwithoutfill">
      <style:graphic-properties draw:marker-end="Arrowheads_20_38" draw:marker-end-width="0.3cm" draw:fill="none" draw:textarea-vertical-align="middle"/>
    </style:style>
    <style:style style:name="gr32" style:family="graphic" style:parent-style-name="objectwithoutfill">
      <style:graphic-properties draw:marker-end="Arrowheads_20_39" draw:marker-end-width="0.3cm" draw:fill="none" draw:textarea-vertical-align="middle"/>
    </style:style>
    <style:style style:name="gr33" style:family="graphic" style:parent-style-name="objectwithoutfill">
      <style:graphic-properties draw:marker-end="Arrowheads_20_40" draw:marker-end-width="0.3cm" draw:fill="none" draw:textarea-vertical-align="middle"/>
    </style:style>
    <style:style style:name="gr34" style:family="graphic" style:parent-style-name="objectwithoutfill">
      <style:graphic-properties draw:marker-end="Arrowheads_20_41" draw:marker-end-width="0.3cm" draw:fill="none" draw:textarea-vertical-align="middle"/>
    </style:style>
    <style:style style:name="gr35" style:family="graphic" style:parent-style-name="objectwithoutfill">
      <style:graphic-properties draw:marker-end="Arrowheads_20_43" draw:marker-end-width="0.3cm" draw:fill="none" draw:textarea-vertical-align="middle"/>
    </style:style>
    <style:style style:name="gr36" style:family="graphic" style:parent-style-name="objectwithoutfill">
      <style:graphic-properties draw:marker-end="Arrowheads_20_44" draw:marker-end-width="0.3cm" draw:fill="none" draw:textarea-vertical-align="middle"/>
    </style:style>
    <style:style style:name="gr37" style:family="graphic" style:parent-style-name="objectwithoutfill">
      <style:graphic-properties draw:marker-end="Arrowheads_20_45" draw:marker-end-width="0.3cm" draw:fill="none" draw:textarea-vertical-align="middle"/>
    </style:style>
    <style:style style:name="gr38" style:family="graphic" style:parent-style-name="objectwithoutfill">
      <style:graphic-properties draw:marker-end="Arrowheads_20_46" draw:marker-end-width="0.3cm" draw:fill="none" draw:textarea-vertical-align="middle"/>
    </style:style>
    <style:style style:name="gr39" style:family="graphic" style:parent-style-name="objectwithoutfill">
      <style:graphic-properties draw:marker-end="Arrowheads_20_47" draw:marker-end-width="0.3cm" draw:fill="none" draw:textarea-vertical-align="middle"/>
    </style:style>
    <style:style style:name="gr40" style:family="graphic" style:parent-style-name="objectwithoutfill">
      <style:graphic-properties draw:marker-end="Arrowheads_20_49" draw:marker-end-width="0.3cm" draw:fill="none" draw:textarea-vertical-align="middle"/>
    </style:style>
    <style:style style:name="gr41" style:family="graphic" style:parent-style-name="objectwithoutfill">
      <style:graphic-properties draw:marker-end="Arrowheads_20_50" draw:marker-end-width="0.3cm" draw:fill="none" draw:textarea-vertical-align="middle"/>
    </style:style>
    <style:style style:name="gr42" style:family="graphic" style:parent-style-name="objectwithoutfill">
      <style:graphic-properties draw:marker-end="Arrowheads_20_51" draw:marker-end-width="0.3cm" draw:fill="none" draw:textarea-vertical-align="middle"/>
    </style:style>
    <style:style style:name="gr43" style:family="graphic" style:parent-style-name="objectwithoutfill">
      <style:graphic-properties draw:marker-end="Arrowheads_20_52" draw:marker-end-width="0.3cm" draw:fill="none" draw:textarea-vertical-align="middle"/>
    </style:style>
    <style:style style:name="gr44" style:family="graphic" style:parent-style-name="objectwithoutfill">
      <style:graphic-properties draw:marker-end="Arrowheads_20_54" draw:marker-end-width="0.3cm" draw:fill="none" draw:textarea-vertical-align="middle"/>
    </style:style>
    <style:style style:name="gr45" style:family="graphic" style:parent-style-name="objectwithoutfill">
      <style:graphic-properties draw:marker-end="Arrowheads_20_57" draw:marker-end-width="0.3cm" draw:fill="none" draw:textarea-vertical-align="middle"/>
    </style:style>
    <style:style style:name="gr46" style:family="graphic" style:parent-style-name="objectwithoutfill">
      <style:graphic-properties draw:marker-end="Arrowheads_20_59" draw:marker-end-width="0.3cm" draw:fill="none" draw:textarea-vertical-align="middle"/>
    </style:style>
    <style:style style:name="gr47" style:family="graphic" style:parent-style-name="objectwithoutfill">
      <style:graphic-properties draw:marker-end="Arrowheads_20_60" draw:marker-end-width="0.3cm" draw:fill="none" draw:textarea-vertical-align="middle"/>
    </style:style>
    <style:style style:name="gr48" style:family="graphic" style:parent-style-name="objectwithoutfill">
      <style:graphic-properties draw:marker-end="Arrowheads_20_61" draw:marker-end-width="0.3cm" draw:fill="none" draw:textarea-vertical-align="middle"/>
    </style:style>
    <style:style style:name="gr49" style:family="graphic" style:parent-style-name="objectwithoutfill">
      <style:graphic-properties draw:marker-end="Arrowheads_20_62" draw:marker-end-width="0.3cm" draw:fill="none" draw:textarea-vertical-align="middle"/>
    </style:style>
    <style:style style:name="gr50" style:family="graphic" style:parent-style-name="objectwithoutfill">
      <style:graphic-properties draw:marker-end="Arrowheads_20_63" draw:marker-end-width="0.3cm" draw:fill="none" draw:textarea-vertical-align="middle"/>
    </style:style>
    <style:style style:name="gr51" style:family="graphic" style:parent-style-name="objectwithoutfill">
      <style:graphic-properties draw:marker-end="Arrowheads_20_64" draw:marker-end-width="0.3cm" draw:fill="none" draw:textarea-vertical-align="middle"/>
    </style:style>
    <style:style style:name="gr52" style:family="graphic" style:parent-style-name="objectwithoutfill">
      <style:graphic-properties draw:marker-end="Arrowheads_20_65" draw:marker-end-width="0.3cm" draw:fill="none" draw:textarea-vertical-align="middle"/>
    </style:style>
    <style:style style:name="gr53" style:family="graphic" style:parent-style-name="objectwithoutfill">
      <style:graphic-properties draw:marker-end="Arrowheads_20_66" draw:marker-end-width="0.3cm" draw:fill="none" draw:textarea-vertical-align="middle"/>
    </style:style>
    <style:style style:name="P1" style:family="paragraph">
      <style:paragraph-properties fo:text-align="center"/>
      <style:text-properties fo:font-size="14pt"/>
    </style:style>
    <style:style style:name="P2" style:family="paragraph">
      <loext:graphic-properties draw:fill-color="#b2b2b2"/>
      <style:paragraph-properties fo:text-align="center"/>
      <style:text-properties fo:font-size="14pt"/>
    </style:style>
    <style:style style:name="P3" style:family="paragraph">
      <loext:graphic-properties draw:fill-color="#ed4c05"/>
      <style:paragraph-properties fo:text-align="center"/>
      <style:text-properties fo:font-size="14pt"/>
    </style:style>
    <style:style style:name="P4" style:family="paragraph">
      <loext:graphic-properties draw:fill-color="#ffffff"/>
      <style:paragraph-properties fo:text-align="center"/>
      <style:text-properties fo:font-size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9" draw:id="id9" draw:layer="layout" svg:width="1.27cm" svg:height="0.953cm" svg:x="17.192cm" svg:y="11.795cm">
          <text:p text:style-name="P1">9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8" draw:id="id8" draw:layer="layout" svg:width="1.27cm" svg:height="0.953cm" svg:x="18.311cm" svg:y="10.222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1.27cm" svg:height="0.953cm" svg:x="13.082cm" svg:y="8.302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6" draw:id="id6" draw:layer="layout" svg:width="1.27cm" svg:height="0.953cm" svg:x="17.192cm" svg:y="8.302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27cm" svg:height="0.953cm" svg:x="17.21cm" svg:y="6.167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27cm" svg:height="0.953cm" svg:x="10.89cm" svg:y="3.322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" draw:id="id3" draw:layer="layout" svg:width="1.27cm" svg:height="0.953cm" svg:x="13.112cm" svg:y="3.322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27cm" svg:height="0.953cm" svg:x="15.97cm" svg:y="3.32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" draw:id="id1" draw:layer="layout" svg:width="1.27cm" svg:height="0.953cm" svg:x="18.78cm" svg:y="1.58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s" svg:x1="18.78cm" svg:y1="2.064cm" svg:x2="17.24cm" svg:y2="3.799cm" draw:start-shape="id1" draw:start-glue-point="6" draw:end-shape="id2" draw:end-glue-point="10" svg:d="M18780 2064h-501l-537 1735h-502" svg:viewBox="0 0 1541 1736">
          <text:p/>
        </draw:connector>
        <draw:connector draw:style-name="gr6" draw:text-style-name="P5" draw:layer="layout" draw:type="lines" svg:x1="16.156cm" svg:y1="4.136cm" svg:x2="13.747cm" svg:y2="4.275cm" draw:start-shape="id2" draw:start-glue-point="7" draw:end-shape="id3" draw:end-glue-point="8" svg:d="M16156 4136v640h-2409v-501" svg:viewBox="0 0 2410 641">
          <text:p/>
        </draw:connector>
        <draw:connector draw:style-name="gr7" draw:text-style-name="P5" draw:layer="layout" draw:type="lines" svg:x1="13.112cm" svg:y1="3.799cm" svg:x2="12.16cm" svg:y2="3.799cm" draw:start-shape="id3" draw:start-glue-point="6" draw:end-shape="id4" draw:end-glue-point="10" svg:d="M13112 3799h-501 51-502" svg:viewBox="0 0 953 1">
          <text:p/>
        </draw:connector>
        <draw:connector draw:style-name="gr8" draw:text-style-name="P5" draw:layer="layout" draw:type="lines" svg:x1="14.382cm" svg:y1="3.799cm" svg:x2="15.97cm" svg:y2="3.799cm" draw:start-shape="id3" draw:start-glue-point="10" draw:end-shape="id2" draw:end-glue-point="6" svg:d="M14382 3799h502 585 501" svg:viewBox="0 0 1589 1">
          <text:p/>
        </draw:connector>
        <draw:connector draw:style-name="gr9" draw:text-style-name="P5" draw:layer="layout" draw:type="lines" svg:x1="11.525cm" svg:y1="3.322cm" svg:x2="16.605cm" svg:y2="3.322cm" draw:start-shape="id4" draw:start-glue-point="4" draw:end-shape="id2" draw:end-glue-point="4" svg:d="M11525 3322v-502h5080v502" svg:viewBox="0 0 5081 503">
          <text:p/>
        </draw:connector>
        <draw:connector draw:style-name="gr10" draw:text-style-name="P5" draw:layer="layout" draw:type="lines" svg:x1="16.605cm" svg:y1="4.275cm" svg:x2="17.845cm" svg:y2="6.167cm" draw:start-shape="id2" draw:start-glue-point="8" draw:end-shape="id5" draw:end-glue-point="4" svg:d="M16605 4275v501l1240 889v502" svg:viewBox="0 0 1241 1893">
          <text:p/>
        </draw:connector>
        <draw:connector draw:style-name="gr11" draw:text-style-name="P5" draw:layer="layout" draw:type="lines" svg:x1="17.845cm" svg:y1="7.12cm" svg:x2="17.827cm" svg:y2="8.302cm" draw:start-shape="id5" draw:start-glue-point="8" draw:end-shape="id6" draw:end-glue-point="4" svg:d="M17845 7120v501l-18 179v502" svg:viewBox="0 0 19 1183">
          <text:p/>
        </draw:connector>
        <draw:connector draw:style-name="gr12" draw:text-style-name="P5" draw:layer="layout" draw:type="lines" svg:x1="17.192cm" svg:y1="8.779cm" svg:x2="14.352cm" svg:y2="8.779cm" draw:start-shape="id6" draw:start-glue-point="6" draw:end-shape="id7" draw:end-glue-point="10" svg:d="M17192 8779h-501-1837-502" svg:viewBox="0 0 2841 1">
          <text:p/>
        </draw:connector>
        <draw:connector draw:style-name="gr13" draw:text-style-name="P5" draw:layer="layout" draw:type="lines" svg:x1="17.827cm" svg:y1="9.255cm" svg:x2="18.946cm" svg:y2="10.222cm" draw:start-shape="id6" draw:start-glue-point="8" draw:end-shape="id8" draw:end-glue-point="4" svg:d="M17827 9255v501l1119-36v502" svg:viewBox="0 0 1120 968">
          <text:p/>
        </draw:connector>
        <draw:connector draw:style-name="gr14" draw:text-style-name="P5" draw:layer="layout" draw:type="lines" svg:x1="18.311cm" svg:y1="10.699cm" svg:x2="17.827cm" svg:y2="11.795cm" draw:start-shape="id8" draw:start-glue-point="6" draw:end-shape="id9" draw:end-glue-point="4" svg:d="M18311 10699h-501l17 594v502" svg:viewBox="0 0 502 1097">
          <text:p/>
        </draw:connector>
        <draw:custom-shape draw:style-name="gr15" draw:text-style-name="P2" xml:id="id34" draw:id="id34" draw:layer="layout" svg:width="1.588cm" svg:height="0.953cm" svg:x="3.705cm" svg:y="7.49cm">
          <text:p text:style-name="P1">3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35" draw:id="id35" draw:layer="layout" svg:width="1.588cm" svg:height="0.953cm" svg:x="9.272cm" svg:y="10.524cm">
          <text:p text:style-name="P1">3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32" draw:id="id32" draw:layer="layout" svg:width="1.588cm" svg:height="0.953cm" svg:x="6.397cm" svg:y="10.512cm">
          <text:p text:style-name="P1">3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xml:id="id31" draw:id="id31" draw:layer="layout" svg:width="1.588cm" svg:height="0.953cm" svg:x="2.587cm" svg:y="11.564cm">
          <text:p text:style-name="P1">3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2" xml:id="id30" draw:id="id30" draw:layer="layout" svg:width="1.588cm" svg:height="0.953cm" svg:x="9.267cm" svg:y="14.687cm">
          <text:p text:style-name="P1">3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xml:id="id29" draw:id="id29" draw:layer="layout" svg:width="1.588cm" svg:height="0.953cm" svg:x="4.81cm" svg:y="14.687cm">
          <text:p text:style-name="P1">3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28" draw:id="id28" draw:layer="layout" svg:width="1.588cm" svg:height="0.953cm" svg:x="4.81cm" svg:y="16.874cm">
          <text:p text:style-name="P1">2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27" draw:id="id27" draw:layer="layout" svg:width="1.588cm" svg:height="0.953cm" svg:x="5.91cm" svg:y="19.179cm">
          <text:p text:style-name="P1">28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1" xml:id="id26" draw:id="id26" draw:layer="layout" svg:width="1.588cm" svg:height="0.953cm" svg:x="8.937cm" svg:y="21.32cm">
          <text:p text:style-name="P1">2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xml:id="id25" draw:id="id25" draw:layer="layout" svg:width="1.588cm" svg:height="0.953cm" svg:x="4.679cm" svg:y="21.419cm">
          <text:p text:style-name="P1">2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24" draw:id="id24" draw:layer="layout" svg:width="1.588cm" svg:height="0.953cm" svg:x="1.74cm" svg:y="21.407cm">
          <text:p text:style-name="P1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xml:id="id23" draw:id="id23" draw:layer="layout" svg:width="1.588cm" svg:height="0.953cm" svg:x="3.902cm" svg:y="23.155cm">
          <text:p text:style-name="P1">2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22" draw:id="id22" draw:layer="layout" svg:width="1.588cm" svg:height="0.953cm" svg:x="1.98cm" svg:y="25.13cm">
          <text:p text:style-name="P1">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xml:id="id21" draw:id="id21" draw:layer="layout" svg:width="1.588cm" svg:height="0.953cm" svg:x="8.62cm" svg:y="25.13cm">
          <text:p text:style-name="P1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20" draw:id="id20" draw:layer="layout" svg:width="1.588cm" svg:height="0.953cm" svg:x="11.16cm" svg:y="24.177cm">
          <text:p text:style-name="P1">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19" draw:id="id19" draw:layer="layout" svg:width="1.588cm" svg:height="0.953cm" svg:x="13.392cm" svg:y="25.665cm">
          <text:p text:style-name="P1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xml:id="id18" draw:id="id18" draw:layer="layout" svg:width="1.588cm" svg:height="0.953cm" svg:x="15.709cm" svg:y="24.177cm">
          <text:p text:style-name="P1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17" draw:id="id17" draw:layer="layout" svg:width="1.588cm" svg:height="0.953cm" svg:x="18.462cm" svg:y="24.812cm">
          <text:p text:style-name="P1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xml:id="id15" draw:id="id15" draw:layer="layout" svg:width="1.588cm" svg:height="0.953cm" svg:x="17.009cm" svg:y="21.972cm">
          <text:p text:style-name="P1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16" draw:id="id16" draw:layer="layout" svg:width="1.588cm" svg:height="0.953cm" svg:x="14.017cm" svg:y="19.932cm">
          <text:p text:style-name="P1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xml:id="id14" draw:id="id14" draw:layer="layout" svg:width="1.588cm" svg:height="0.953cm" svg:x="16.992cm" svg:y="19.732cm">
          <text:p text:style-name="P1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12" draw:id="id12" draw:layer="layout" svg:width="1.588cm" svg:height="0.953cm" svg:x="18.244cm" svg:y="15.57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36" draw:id="id36" draw:layer="layout" svg:width="1.588cm" svg:height="0.953cm" svg:x="12.347cm" svg:y="12.347cm">
          <text:p text:style-name="P1">1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1" xml:id="id11" draw:id="id11" draw:layer="layout" svg:width="1.589cm" svg:height="0.953cm" svg:x="14.451cm" svg:y="14.517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xml:id="id10" draw:id="id10" draw:layer="layout" svg:width="1.588cm" svg:height="0.953cm" svg:x="15.775cm" svg:y="13.382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5" draw:layer="layout" draw:type="lines" svg:x1="17.827cm" svg:y1="12.748cm" svg:x2="17.363cm" svg:y2="13.859cm" draw:start-shape="id9" draw:start-glue-point="8" draw:end-shape="id10" draw:end-glue-point="10" svg:d="M17827 12748v501l38 610h-502" svg:viewBox="0 0 503 1112">
          <text:p/>
        </draw:connector>
        <draw:custom-shape draw:style-name="gr16" draw:text-style-name="P1" xml:id="id13" draw:id="id13" draw:layer="layout" svg:width="1.588cm" svg:height="0.953cm" svg:x="16.509cm" svg:y="17.527cm">
          <text:p text:style-name="P1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5" draw:layer="layout" draw:type="lines" svg:x1="15.775cm" svg:y1="13.859cm" svg:x2="15.246cm" svg:y2="14.517cm" draw:start-shape="id10" draw:start-glue-point="6" draw:end-shape="id11" draw:end-glue-point="4" svg:d="M15775 13859h-501l-28 156v502" svg:viewBox="0 0 530 659">
          <text:p/>
        </draw:connector>
        <draw:connector draw:style-name="gr21" draw:text-style-name="P5" draw:layer="layout" draw:type="lines" svg:x1="19.038cm" svg:y1="16.523cm" svg:x2="17.303cm" svg:y2="17.527cm" draw:start-shape="id12" draw:start-glue-point="8" draw:end-shape="id13" draw:end-glue-point="4" svg:d="M19038 16523v501l-1735 1v502" svg:viewBox="0 0 1736 1005">
          <text:p/>
        </draw:connector>
        <draw:connector draw:style-name="gr22" draw:text-style-name="P5" draw:layer="layout" draw:type="lines" svg:x1="17.303cm" svg:y1="18.48cm" svg:x2="17.786cm" svg:y2="19.732cm" draw:start-shape="id13" draw:start-glue-point="8" draw:end-shape="id14" draw:end-glue-point="4" svg:d="M17303 18480v501l483 249v502" svg:viewBox="0 0 484 1253">
          <text:p/>
        </draw:connector>
        <draw:connector draw:style-name="gr23" draw:text-style-name="P5" draw:layer="layout" draw:type="lines" svg:x1="18.58cm" svg:y1="20.209cm" svg:x2="18.597cm" svg:y2="22.449cm" draw:start-shape="id14" draw:start-glue-point="10" draw:end-shape="id15" draw:end-glue-point="10" svg:d="M18580 20209h502l17 2240h-502" svg:viewBox="0 0 520 2241">
          <text:p/>
        </draw:connector>
        <draw:connector draw:style-name="gr24" draw:text-style-name="P5" draw:layer="layout" draw:type="lines" svg:x1="14.811cm" svg:y1="20.885cm" svg:x2="17.803cm" svg:y2="21.972cm" draw:start-shape="id16" draw:start-glue-point="8" draw:end-shape="id15" draw:end-glue-point="4" svg:d="M14811 20885v501l2992 84v502" svg:viewBox="0 0 2993 1088">
          <text:p/>
        </draw:connector>
        <draw:connector draw:style-name="gr25" draw:text-style-name="P5" draw:layer="layout" draw:type="lines" svg:x1="16.992cm" svg:y1="20.209cm" svg:x2="15.605cm" svg:y2="20.409cm" draw:start-shape="id14" draw:start-glue-point="6" draw:end-shape="id16" draw:end-glue-point="10" svg:d="M16992 20209h-501l-384 200h-502" svg:viewBox="0 0 1388 201">
          <text:p/>
        </draw:connector>
        <draw:connector draw:style-name="gr26" draw:text-style-name="P5" draw:layer="layout" draw:type="lines" svg:x1="17.803cm" svg:y1="22.925cm" svg:x2="19.256cm" svg:y2="24.812cm" draw:start-shape="id15" draw:start-glue-point="8" draw:end-shape="id17" draw:end-glue-point="4" svg:d="M17803 22925v501l1453 884v502" svg:viewBox="0 0 1454 1888">
          <text:p/>
        </draw:connector>
        <draw:connector draw:style-name="gr27" draw:text-style-name="P5" draw:layer="layout" draw:type="lines" svg:x1="18.462cm" svg:y1="25.289cm" svg:x2="17.297cm" svg:y2="24.654cm" draw:start-shape="id17" draw:start-glue-point="6" draw:end-shape="id18" draw:end-glue-point="10" svg:d="M18462 25289h-501l-162-635h-502" svg:viewBox="0 0 1166 636">
          <text:p/>
        </draw:connector>
        <draw:connector draw:style-name="gr28" draw:text-style-name="P5" draw:layer="layout" draw:type="lines" svg:x1="17.009cm" svg:y1="22.449cm" svg:x2="16.503cm" svg:y2="24.177cm" draw:start-shape="id15" draw:start-glue-point="6" draw:end-shape="id18" draw:end-glue-point="4" svg:d="M17009 22449h-501l-5 1226v502" svg:viewBox="0 0 507 1729">
          <text:p/>
        </draw:connector>
        <draw:connector draw:style-name="gr29" draw:text-style-name="P5" draw:layer="layout" draw:type="lines" svg:x1="16.503cm" svg:y1="25.13cm" svg:x2="14.98cm" svg:y2="26.142cm" draw:start-shape="id18" draw:start-glue-point="8" draw:end-shape="id19" draw:end-glue-point="10" svg:d="M16503 25130v501l-1021 511h-502" svg:viewBox="0 0 1524 1013">
          <text:p/>
        </draw:connector>
        <draw:connector draw:style-name="gr30" draw:text-style-name="P5" draw:layer="layout" draw:type="lines" svg:x1="15.709cm" svg:y1="24.654cm" svg:x2="12.748cm" svg:y2="24.654cm" draw:start-shape="id18" draw:start-glue-point="6" draw:end-shape="id20" draw:end-glue-point="10" svg:d="M15709 24654h-501-1958-502" svg:viewBox="0 0 2962 1">
          <text:p/>
        </draw:connector>
        <draw:connector draw:style-name="gr31" draw:text-style-name="P5" draw:layer="layout" draw:type="lines" svg:x1="13.392cm" svg:y1="26.142cm" svg:x2="11.954cm" svg:y2="25.13cm" draw:start-shape="id19" draw:start-glue-point="6" draw:end-shape="id20" draw:end-glue-point="8" svg:d="M13392 26142h-501l-937-511v-501" svg:viewBox="0 0 1439 1013">
          <text:p/>
        </draw:connector>
        <draw:connector draw:style-name="gr32" draw:text-style-name="P5" draw:layer="layout" draw:type="lines" svg:x1="11.16cm" svg:y1="24.654cm" svg:x2="9.414cm" svg:y2="25.13cm" draw:start-shape="id20" draw:start-glue-point="6" draw:end-shape="id21" draw:end-glue-point="4" svg:d="M11160 24654h-501l-1245-26v502" svg:viewBox="0 0 1747 503">
          <text:p/>
        </draw:connector>
        <draw:connector draw:style-name="gr33" draw:text-style-name="P5" draw:layer="layout" draw:type="lines" svg:x1="8.62cm" svg:y1="25.607cm" svg:x2="3.568cm" svg:y2="25.607cm" draw:start-shape="id21" draw:start-glue-point="6" draw:end-shape="id22" draw:end-glue-point="10" svg:d="M8620 25607h-501-4049-502" svg:viewBox="0 0 5053 1">
          <text:p/>
        </draw:connector>
        <draw:connector draw:style-name="gr34" draw:text-style-name="P5" draw:layer="layout" draw:type="lines" svg:x1="2.774cm" svg:y1="25.13cm" svg:x2="4.696cm" svg:y2="24.108cm" draw:start-shape="id22" draw:start-glue-point="4" draw:end-shape="id23" draw:end-glue-point="8" svg:d="M2774 25130v-502l1922-19v-501" svg:viewBox="0 0 1923 1023">
          <text:p/>
        </draw:connector>
        <draw:connector draw:style-name="gr35" draw:text-style-name="P5" draw:layer="layout" draw:type="lines" svg:x1="3.902cm" svg:y1="23.632cm" svg:x2="2.534cm" svg:y2="22.36cm" draw:start-shape="id23" draw:start-glue-point="6" draw:end-shape="id24" draw:end-glue-point="8" svg:d="M3902 23632h-501l-867-771v-501" svg:viewBox="0 0 1369 1273">
          <text:p/>
        </draw:connector>
        <draw:connector draw:style-name="gr36" draw:text-style-name="P5" draw:layer="layout" draw:type="lines" svg:x1="3.328cm" svg:y1="21.884cm" svg:x2="4.679cm" svg:y2="21.896cm" draw:start-shape="id24" draw:start-glue-point="10" draw:end-shape="id25" draw:end-glue-point="6" svg:d="M3328 21884h502l348 12h501" svg:viewBox="0 0 1352 13">
          <text:p/>
        </draw:connector>
        <draw:connector draw:style-name="gr37" draw:text-style-name="P5" draw:layer="layout" draw:type="lines" svg:x1="6.267cm" svg:y1="21.896cm" svg:x2="8.937cm" svg:y2="21.797cm" draw:start-shape="id25" draw:start-glue-point="10" draw:end-shape="id26" draw:end-glue-point="6" svg:d="M6267 21896h502l1667-99h501" svg:viewBox="0 0 2671 100">
          <text:p/>
        </draw:connector>
        <draw:connector draw:style-name="gr38" draw:text-style-name="P5" draw:layer="layout" draw:type="lines" svg:x1="5.473cm" svg:y1="21.419cm" svg:x2="5.91cm" svg:y2="19.656cm" draw:start-shape="id25" draw:start-glue-point="4" draw:end-shape="id27" draw:end-glue-point="6" svg:d="M5473 21419v-502l-64-1261h501" svg:viewBox="0 0 502 1764">
          <text:p/>
        </draw:connector>
        <draw:connector draw:style-name="gr39" draw:text-style-name="P5" draw:layer="layout" draw:type="lines" svg:x1="9.731cm" svg:y1="21.32cm" svg:x2="7.498cm" svg:y2="19.656cm" draw:start-shape="id26" draw:start-glue-point="4" draw:end-shape="id27" draw:end-glue-point="10" svg:d="M9731 21320v-502l-1731-1162h-502" svg:viewBox="0 0 2234 1665">
          <text:p/>
        </draw:connector>
        <draw:connector draw:style-name="gr40" draw:text-style-name="P5" draw:layer="layout" svg:x1="6.704cm" svg:y1="19.179cm" svg:x2="5.604cm" svg:y2="17.827cm" draw:start-shape="id27" draw:start-glue-point="4" draw:end-shape="id28" draw:end-glue-point="8" svg:d="M6704 19179v-676h-1100v-676" svg:viewBox="0 0 1101 1353">
          <text:p/>
        </draw:connector>
        <draw:connector draw:style-name="gr41" draw:text-style-name="P5" draw:layer="layout" svg:x1="5.604cm" svg:y1="16.874cm" svg:x2="5.604cm" svg:y2="15.64cm" draw:start-shape="id28" draw:start-glue-point="4" draw:end-shape="id29" draw:end-glue-point="8" svg:d="M5604 16874v-1234" svg:viewBox="0 0 1 1235">
          <text:p/>
        </draw:connector>
        <draw:connector draw:style-name="gr42" draw:text-style-name="P5" draw:layer="layout" svg:x1="6.398cm" svg:y1="15.164cm" svg:x2="9.267cm" svg:y2="15.164cm" draw:start-shape="id29" draw:start-glue-point="10" draw:end-shape="id30" draw:end-glue-point="6" svg:d="M6398 15164h2869" svg:viewBox="0 0 2870 1">
          <text:p/>
        </draw:connector>
        <draw:connector draw:style-name="gr43" draw:text-style-name="P5" draw:layer="layout" svg:x1="4.81cm" svg:y1="15.164cm" svg:x2="3.381cm" svg:y2="12.517cm" draw:start-shape="id29" draw:start-glue-point="6" draw:end-shape="id31" draw:end-glue-point="8" svg:d="M4810 15164h-1429v-2647" svg:viewBox="0 0 1430 2648">
          <text:p/>
        </draw:connector>
        <draw:connector draw:style-name="gr44" draw:text-style-name="P5" draw:layer="layout" svg:x1="4.175cm" svg:y1="12.041cm" svg:x2="7.191cm" svg:y2="11.465cm" draw:start-shape="id31" draw:start-glue-point="10" draw:end-shape="id32" draw:end-glue-point="8" svg:d="M4175 12041h3016v-576" svg:viewBox="0 0 3017 577">
          <text:p/>
        </draw:connector>
        <draw:custom-shape draw:style-name="gr15" draw:text-style-name="P2" xml:id="id33" draw:id="id33" draw:layer="layout" svg:width="1.588cm" svg:height="0.953cm" svg:x="4.387cm" svg:y="4.044cm">
          <text:p text:style-name="P1">3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5" draw:text-style-name="P5" draw:layer="layout" svg:x1="2.587cm" svg:y1="12.041cm" svg:x2="4.387cm" svg:y2="4.521cm" draw:start-shape="id31" draw:start-glue-point="6" draw:end-shape="id33" draw:end-glue-point="6" svg:d="M2587 12041h-501v-7520h2301" svg:viewBox="0 0 2302 7521">
          <text:p/>
        </draw:connector>
        <draw:connector draw:style-name="gr46" draw:text-style-name="P5" draw:layer="layout" svg:x1="6.397cm" svg:y1="10.989cm" svg:x2="4.499cm" svg:y2="8.443cm" draw:start-shape="id32" draw:start-glue-point="6" draw:end-shape="id34" draw:end-glue-point="8" svg:d="M6397 10989h-1898v-2546" svg:viewBox="0 0 1899 2547">
          <text:p/>
        </draw:connector>
        <draw:connector draw:style-name="gr47" draw:text-style-name="P5" draw:layer="layout" svg:x1="7.985cm" svg:y1="10.989cm" svg:x2="9.272cm" svg:y2="11.001cm" draw:start-shape="id32" draw:start-glue-point="10" draw:end-shape="id35" draw:end-glue-point="6" svg:d="M7985 10989h644v12h643" svg:viewBox="0 0 1288 13">
          <text:p/>
        </draw:connector>
        <draw:connector draw:style-name="gr48" draw:text-style-name="P5" draw:layer="layout" svg:x1="10.066cm" svg:y1="10.524cm" svg:x2="7.191cm" svg:y2="10.512cm" draw:start-shape="id35" draw:start-glue-point="4" draw:end-shape="id32" draw:end-glue-point="4" svg:d="M10066 10524v-514h-2875v502" svg:viewBox="0 0 2876 515">
          <text:p/>
        </draw:connector>
        <draw:connector draw:style-name="gr49" draw:text-style-name="P5" draw:layer="layout" svg:x1="4.696cm" svg:y1="23.155cm" svg:x2="5.473cm" svg:y2="22.372cm" draw:start-shape="id23" draw:start-glue-point="4" draw:end-shape="id25" draw:end-glue-point="8" svg:d="M4696 23155v-392h777v-391" svg:viewBox="0 0 778 784">
          <text:p/>
        </draw:connector>
        <draw:connector draw:style-name="gr50" draw:text-style-name="P5" draw:layer="layout" svg:x1="16.569cm" svg:y1="13.382cm" svg:x2="13.935cm" svg:y2="12.824cm" draw:start-shape="id10" draw:start-glue-point="4" draw:end-shape="id36" draw:end-glue-point="10" svg:d="M16569 13382v-558h-2634" svg:viewBox="0 0 2635 559">
          <text:p/>
        </draw:connector>
        <draw:connector draw:style-name="gr51" draw:text-style-name="P5" draw:layer="layout" svg:x1="18.462cm" svg:y1="12.272cm" svg:x2="19.038cm" svg:y2="15.57cm" draw:start-shape="id9" draw:start-glue-point="10" draw:end-shape="id12" draw:end-glue-point="4" svg:d="M18462 12272h576v3298" svg:viewBox="0 0 577 3299">
          <text:p/>
        </draw:connector>
        <draw:connector draw:style-name="gr52" draw:text-style-name="P5" draw:layer="layout" svg:x1="13.141cm" svg:y1="13.3cm" svg:x2="18.244cm" svg:y2="16.047cm" draw:start-shape="id36" draw:start-glue-point="8" draw:end-shape="id12" draw:end-glue-point="6" svg:d="M13141 13300v2747h5103" svg:viewBox="0 0 5104 2748">
          <text:p/>
        </draw:connector>
        <draw:connector draw:style-name="gr53" draw:text-style-name="P5" draw:layer="layout" svg:x1="16.04cm" svg:y1="14.994cm" svg:x2="18.476cm" svg:y2="15.709cm" draw:start-shape="id11" draw:start-glue-point="10" draw:end-shape="id12" draw:end-glue-point="5" svg:d="M16040 14994h2436v715" svg:viewBox="0 0 2437 716">
          <text:p/>
        </draw:connector>
        <draw:custom-shape draw:style-name="gr4" draw:text-style-name="P4" draw:layer="layout" svg:width="1.27cm" svg:height="0.953cm" svg:x="18.781cm" svg:y="1.587cm">
          <text:p text:style-name="P1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4" draw:display-name="Arrowheads 24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4" draw:display-name="Arrowheads 54" svg:viewBox="0 0 20 20" svg:d="M0 20l10-20 10 20z"/>
    <draw:marker draw:name="Arrowheads_20_57" draw:display-name="Arrowheads 57" svg:viewBox="0 0 20 20" svg:d="M0 20l10-20 10 20z"/>
    <draw:marker draw:name="Arrowheads_20_59" draw:display-name="Arrowheads 59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30T16:45:13.011433580</meta:creation-date>
    <dc:date>2022-08-30T19:27:49.365378741</dc:date>
    <meta:editing-duration>PT1H42M14S</meta:editing-duration>
    <meta:editing-cycles>27</meta:editing-cycles>
    <meta:generator>LibreOffice/7.3.4.2$Linux_X86_64 LibreOffice_project/728fec16bd5f605073805c3c9e7c4212a0120dc5</meta:generator>
    <meta:document-statistic meta:object-count="82"/>
  </office:meta>
</office:document-meta>
</file>